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46f711" officeooo:paragraph-rsid="0046f711"/>
    </style:style>
    <style:style style:name="P2" style:family="paragraph" style:parent-style-name="Text_20_body">
      <style:paragraph-properties fo:text-align="center" style:justify-single-word="false"/>
      <style:text-properties officeooo:rsid="0046595f" officeooo:paragraph-rsid="0046595f"/>
    </style:style>
    <style:style style:name="P3" style:family="paragraph" style:parent-style-name="Text_20_body">
      <style:text-properties officeooo:rsid="004e9dfc" officeooo:paragraph-rsid="004e9dfc"/>
    </style:style>
    <style:style style:name="P4" style:family="paragraph" style:parent-style-name="Text_20_body">
      <style:text-properties officeooo:paragraph-rsid="0052bea2"/>
    </style:style>
    <style:style style:name="P5" style:family="paragraph" style:parent-style-name="Text_20_body">
      <style:text-properties officeooo:rsid="0046595f" officeooo:paragraph-rsid="0046595f"/>
    </style:style>
    <style:style style:name="P6" style:family="paragraph" style:parent-style-name="Text_20_body" style:list-style-name="L1">
      <style:text-properties officeooo:rsid="0046f711" officeooo:paragraph-rsid="0046f711"/>
    </style:style>
    <style:style style:name="P7" style:family="paragraph" style:parent-style-name="Text_20_body" style:list-style-name="L1">
      <style:text-properties officeooo:rsid="0048c341" officeooo:paragraph-rsid="0048c341"/>
    </style:style>
    <style:style style:name="P8" style:family="paragraph" style:parent-style-name="Text_20_body" style:list-style-name="L2">
      <style:text-properties officeooo:rsid="0048c341" officeooo:paragraph-rsid="0048c341"/>
    </style:style>
    <style:style style:name="P9" style:family="paragraph" style:parent-style-name="Text_20_body" style:list-style-name="L3">
      <style:text-properties officeooo:rsid="0048c341" officeooo:paragraph-rsid="0058693f"/>
    </style:style>
    <style:style style:name="P10" style:family="paragraph" style:parent-style-name="Text_20_body" style:list-style-name="L2">
      <style:text-properties officeooo:rsid="004aafc1" officeooo:paragraph-rsid="004aafc1"/>
    </style:style>
    <style:style style:name="P11" style:family="paragraph" style:parent-style-name="Text_20_body">
      <style:text-properties officeooo:rsid="004bc4df" officeooo:paragraph-rsid="004aafc1"/>
    </style:style>
    <style:style style:name="P12" style:family="paragraph" style:parent-style-name="Text_20_body" style:list-style-name="L5">
      <style:text-properties officeooo:rsid="00543dac" officeooo:paragraph-rsid="00543dac"/>
    </style:style>
    <style:style style:name="P13" style:family="paragraph" style:parent-style-name="Text_20_body" style:list-style-name="L5">
      <style:text-properties officeooo:rsid="00543dac" officeooo:paragraph-rsid="005528b5"/>
    </style:style>
    <style:style style:name="P14" style:family="paragraph" style:parent-style-name="Text_20_body" style:list-style-name="L6">
      <style:text-properties officeooo:rsid="00574161" officeooo:paragraph-rsid="00574161"/>
    </style:style>
    <style:style style:name="P15" style:family="paragraph" style:parent-style-name="Text_20_body" style:list-style-name="L1">
      <style:text-properties officeooo:rsid="0058693f" officeooo:paragraph-rsid="0058693f"/>
    </style:style>
    <style:style style:name="P16" style:family="paragraph" style:parent-style-name="Text_20_body" style:list-style-name="L7">
      <style:text-properties officeooo:rsid="005a1784" officeooo:paragraph-rsid="005a1784"/>
    </style:style>
    <style:style style:name="P17" style:family="paragraph" style:parent-style-name="Text_20_body" style:list-style-name="L3">
      <style:text-properties officeooo:rsid="005b7935" officeooo:paragraph-rsid="005b7935"/>
    </style:style>
    <style:style style:name="P18" style:family="paragraph" style:parent-style-name="Heading_20_1">
      <style:text-properties officeooo:rsid="0046595f" officeooo:paragraph-rsid="0046595f"/>
    </style:style>
    <style:style style:name="P19" style:family="paragraph" style:parent-style-name="Heading_20_2">
      <style:text-properties officeooo:rsid="0046595f" officeooo:paragraph-rsid="0046595f"/>
    </style:style>
    <style:style style:name="P20" style:family="paragraph" style:parent-style-name="Heading_20_2">
      <style:text-properties officeooo:rsid="00574161" officeooo:paragraph-rsid="00574161"/>
    </style:style>
    <style:style style:name="T1" style:family="text">
      <style:text-properties officeooo:rsid="0048c341"/>
    </style:style>
    <style:style style:name="T2" style:family="text">
      <style:text-properties officeooo:rsid="004aafc1"/>
    </style:style>
    <style:style style:name="T3" style:family="text">
      <style:text-properties officeooo:rsid="00433ea1"/>
    </style:style>
    <style:style style:name="T4" style:family="text">
      <style:text-properties officeooo:rsid="005528b5"/>
    </style:style>
    <style:style style:name="T5" style:family="text">
      <style:text-properties officeooo:rsid="004528e2"/>
    </style:style>
    <style:style style:name="T6" style:family="text">
      <style:text-properties officeooo:rsid="0055c8e2"/>
    </style:style>
    <style:style style:name="T7" style:family="text">
      <style:text-properties officeooo:rsid="005a1784"/>
    </style:style>
    <style:style style:name="T8" style:family="text">
      <style:text-properties officeooo:rsid="005b438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Geschäftsordnung des Vereins</text:h>
      <text:p text:style-name="P2">Open Medicine Association e.V. </text:p>
      <text:p text:style-name="P2">(nachfolgend Verein genannt)</text:p>
      <text:h text:style-name="P19" text:outline-level="2"/>
      <text:h text:style-name="P19" text:outline-level="2"><text:span text:style-name="T6">§ </text:span>Geltungsbereich</text:h>
      <text:p text:style-name="P5">Der Verein gibt sich zur Durchführung von Versammlungen, Sitzungen und Tagungen (nachfolgend Versammlung genannt) der Organe diese Geschäftsordnung.</text:p>
      <text:p text:style-name="P1"/>
      <text:h text:style-name="Heading_20_2" text:outline-level="2"><text:span text:style-name="T6">§ </text:span>Versammlungsleitung</text:h>
      <text:list xml:id="list958920685460679842" text:style-name="L1">
        <text:list-item text:start-value="1">
          <text:p text:style-name="P15">Jede Versammlung benötigt eine Person zur Leitung des Versammlungsablaufs.</text:p>
        </text:list-item>
        <text:list-item>
          <text:p text:style-name="P7">Die Versammlungsleitung <text:span text:style-name="T2">(VL)</text:span> wird durch eine Person der Versammlung übernommen welche von der Versammlung durch einfache Mehrheit ernannt wird.</text:p>
        </text:list-item>
        <text:list-item>
          <text:p text:style-name="P6"><text:span text:style-name="T1">Die Versammlungsleitung</text:span> prüft die Ordnungsmäßigkeit der Einberufung, die Anwesenheitsliste, die Stimmberechtigung. Sie gibt die Tagesordnung bekannt. Über Einsprüche gegen dieTagesordnung oder Änderungsanträge entscheidet die Versammlung ohne Debatte mit einfacher Mehrheit.</text:p>
        </text:list-item>
        <text:list-item>
          <text:p text:style-name="P6">Die Tagesordnungspunkte kommen in der vorgegebenen Reihenfolge zur Beratung und Abstimmung. </text:p>
        </text:list-item>
      </text:list>
      <text:p text:style-name="P1"/>
      <text:h text:style-name="Heading_20_2" text:outline-level="2">§ Worterteilung und Rednerfolge</text:h>
      <text:list xml:id="list2361232293384766304" text:style-name="L2">
        <text:list-item>
          <text:p text:style-name="P10">Das Wort erteilt d<text:span text:style-name="T4">ie</text:span> Versammlungsleit<text:span text:style-name="T4">ung</text:span>. Die Worterteilung erfolgt in der Reihenfolge der Wortmeldungen bzw. Rednerliste.</text:p>
        </text:list-item>
        <text:list-item>
          <text:p text:style-name="P8">Es liegt <text:span text:style-name="T2">zunächst </text:span>im Ermessen der <text:span text:style-name="T2">VL</text:span> <text:span text:style-name="T2">ob eine Rednerliste erstellt wird oder die Reihenfolge aus dem Gedächtnis der Leitung eingehalten wird. Die Versammlung kann aber mit einfacher Mehrheit beschließen, eine Rednerliste durch die VL führen zu lassen.</text:span></text:p>
        </text:list-item>
        <text:list-item>
          <text:p text:style-name="P10">Antragsteller erhalten zu Beginn und am Ende der Aussprache ihres Tagesordnungspunktes das Wort.</text:p>
        </text:list-item>
        <text:list-item>
          <text:p text:style-name="P10">Vor Abschluss eines Tagesordnungspunktes muss von der VL sicher gestellt werden, dass jede Wortmeldung gehört wurde.</text:p>
        </text:list-item>
      </text:list>
      <text:p text:style-name="P11"/>
      <text:h text:style-name="Heading_20_2" text:outline-level="2"><text:soft-page-break/>§ Protokollführung</text:h>
      <text:list xml:id="list6922135127746039672" text:style-name="L5">
        <text:list-item>
          <text:p text:style-name="P13">Bei allen offiziellen Versammlungen wird ein Protokoll erstellt. <text:span text:style-name="T5">Das Protokoll hat Ort, Datum, Tagesordnung, Diskussion zu Tagesordnungspunkten sowie Ergebnisse der Abstimmungen/Wahlen zu enthalten und ist von der Versammlungsleitung zu unterschreiben</text:span></text:p>
        </text:list-item>
        <text:list-item>
          <text:p text:style-name="P12">Das Protokoll wird von einer <text:span text:style-name="T4">durch die</text:span> Versammlung gewählten Person geführt. <text:tab/></text:p>
        </text:list-item>
        <text:list-item>
          <text:p text:style-name="P12">Anträge während einer Versammlung werden in das Protokoll aufgenommen, sofern darüber auch diskutiert oder beschlossen wird. <text:tab/></text:p>
        </text:list-item>
        <text:list-item>
          <text:p text:style-name="P12">Vor Beschlüssen wird durch d<text:span text:style-name="T4">ie</text:span> <text:span text:style-name="T4">VL</text:span> die Beschlussfähigkeit der Versammlung festgestellt und durch den Protokollführer protokolliert. <text:tab/></text:p>
        </text:list-item>
        <text:list-item>
          <text:p text:style-name="P12">Abstimmungsergebnisse werden unmissverständlich und eindeutig protokolliert <text:tab/></text:p>
        </text:list-item>
        <text:list-item>
          <text:p text:style-name="P12">Anlagen werden stets <text:span text:style-name="T7">eindeutig</text:span> benannt, <text:span text:style-name="T7">im Protokoll abschließend referenziert und als Anlage beigefügt.</text:span></text:p>
        </text:list-item>
      </text:list>
      <text:p text:style-name="P3"/>
      <text:h text:style-name="Heading_20_2" text:outline-level="2">§ Berichtswesen</text:h>
      <text:list xml:id="list9031911522497308004" text:style-name="L3">
        <text:list-item>
          <text:p text:style-name="P9"><text:span text:style-name="T3">Der Verein bekennt sich zu den Grundsätzen der “</text:span>Initiative Transparente Zivilgesellschaft<text:span text:style-name="T3">” von Transparency International e.V.</text:span></text:p>
        </text:list-item>
        <text:list-item>
          <text:p text:style-name="P17">Er wird nach seiner Eintragung in das Vereinsregister Unterzeichner der entsprechenden Selbstverpflichtungserklärung und kommt den damit verbunden Berichtspflichten entsprechend nach.</text:p>
        </text:list-item>
      </text:list>
      <text:p text:style-name="P4"/>
      <text:h text:style-name="Heading_20_2" text:outline-level="2">§ Mitgliederentscheid</text:h>
      <text:list xml:id="list1421663279377167242" text:style-name="L7">
        <text:list-item>
          <text:p text:style-name="P16">Zur Durchführung der Mitgliederentscheide wird eine Internet basiertes Plattform genutzt, die allen Mitgliedern gleichmaßen zur Verfügung steht. Jedes stimmberechtigte Mitglied erhält mit seinem Vereinsbeitrag einen Zugang zu dieser Platform.</text:p>
        </text:list-item>
        <text:list-item>
          <text:p text:style-name="P16">Die Funktionalitäten der Platform müssen den satzungsmäßigen Anforderungen an das Verfahren genügen.</text:p>
        </text:list-item>
        <text:list-item>
          <text:p text:style-name="P16">Für die Durchführung von Mitgliederentscheiden sieht diese Geschäftsordnung die Internetpl<text:span text:style-name="T8">at</text:span>tform Loomio (<text:a xlink:type="simple" xlink:href="http://www.loomio.org/">www.loomio.org</text:a>) vor. <text:span text:style-name="T8">Loomio ermöglicht seinen Nutzern</text:span></text:p>
        </text:list-item>
      </text:list>
      <text:p text:style-name="Text_20_body"/>
      <text:h text:style-name="P20" text:outline-level="2"><text:bookmark-start text:name="__RefHeading__995_778181131"/>§ Interessenkonflikt<text:bookmark-end text:name="__RefHeading__995_778181131"/></text:h>
      <text:list xml:id="list5105664500318381233" text:style-name="L6">
        <text:list-item>
          <text:p text:style-name="P14">Der Verein verpflichtet jedes Mitglied des Vorstandes und jeden ehrenamtlichen oder hauptamtlichen Mitarbeiter mit Budgetverantwortung, jährlich:</text:p>
          <text:list>
            <text:list-item>
              <text:p text:style-name="P14">den Paragraph <text:bookmark-ref text:reference-format="text" text:ref-name="__RefHeading__995_778181131">§ Interessenkonflikt</text:bookmark-ref> zu studieren und die Kenntnisnahme zu bestätigen <text:soft-page-break/>sowie</text:p>
            </text:list-item>
            <text:list-item>
              <text:p text:style-name="P14">jede persönliche, verwandtschaftliche oder geschäftliche Beziehung anzuzeigen, die wahrscheinlicherweise Gelegenheit für einen Interessenkonflikt bieten oder die Wahrnehmung eines potenziellen Interessenkonfliktes hervorrufen könnten. </text:p>
            </text:list-item>
          </text:list>
        </text:list-item>
        <text:list-item>
          <text:p text:style-name="P14">Die mit diesem Fragebogen angegebenen Informationen unterliegen der Geheimhaltung und werden ausschließlich Mitgliedern des Vorstandes und der rechtlichen Vertretung des Vereins bei nachgewiesenem Bedarf zugänglich gemacht. Über Ausnahmen zur Wahrung der Vereinsinteressen entscheidet der Vorstand nach Beratung mit der betroffenen Person.</text:p>
        </text:list-item>
        <text:list-item>
          <text:p text:style-name="P14">Die folgenden Fragen sind nach bestem Wissen und Gewissen wahrheitsgemäß zu beantworten:</text:p>
          <text:list>
            <text:list-item>
              <text:p text:style-name="P14">Geben Sie die Namen aller juristischen Personen an, bei denen Sie als Mitglied im Vorstand, im Aufsichtsrat, in der Geschäftsführung, im Verwaltungsrat oder als Angestellter oder Arbeiter tätig sind, und beschreiben Sie Ihre dortige Tätigkeit.</text:p>
            </text:list-item>
            <text:list-item>
              <text:p text:style-name="P14">Geben Sie die Namen aller juristischen Personen an, an denen Sie mindestens 10% der Anteile, Aktien, o.ä. besitzen.</text:p>
            </text:list-item>
            <text:list-item>
              <text:p text:style-name="P14">Sind Sie in anderen Beziehungen oder Vorgängen involviert, die einen Interessenkonflikt oder die Wahrnehmung eines potenziellen Interessenkonflikts hervorrufen können? Falls ja, beschreiben Sie bitte diese Beziehungen und Vorgäng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center"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text-align="center" style:justify-single-word="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start"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799in" fo:margin-right="0in" fo:text-indent="0in"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ni </meta:initial-creator>
    <meta:creation-date>2014-12-16T16:04:32.372475083</meta:creation-date>
    <dc:date>2014-12-26T17:54:39.758965740</dc:date>
    <dc:creator>benni </dc:creator>
    <meta:editing-duration>PT16H57M57S</meta:editing-duration>
    <meta:editing-cycles>55</meta:editing-cycles>
    <meta:generator>LibreOffice/4.2.7.2$Linux_X86_64 LibreOffice_project/420m0$Build-2</meta:generator>
    <meta:document-statistic meta:table-count="0" meta:image-count="0" meta:object-count="0" meta:page-count="3" meta:paragraph-count="38" meta:word-count="591" meta:character-count="4662" meta:non-whitespace-character-count="4125"/>
  </office:meta>
</office:document-meta>
</file>